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Liberation Serif" fo:font-size="10.5pt" style:font-size-asian="10.5pt" style:font-size-complex="10.5pt"/>
    </style:style>
    <style:style style:name="P2" style:family="paragraph" style:parent-style-name="Heading_20_1">
      <style:text-properties fo:font-size="15pt" style:font-size-asian="15pt" style:font-size-complex="15pt"/>
    </style:style>
    <style:style style:name="P3" style:family="paragraph" style:parent-style-name="Heading_20_3">
      <style:text-properties fo:font-size="10.5pt" style:font-size-asian="10.5pt" style:font-size-complex="10.5pt"/>
    </style:style>
    <style:style style:name="P4" style:family="paragraph" style:parent-style-name="Text_20_body">
      <style:text-properties fo:font-size="10.5pt" style:font-size-asian="10.5pt" style:font-size-complex="10.5pt"/>
    </style:style>
    <style:style style:name="P5" style:family="paragraph" style:parent-style-name="Text_20_body" style:list-style-name="L1">
      <style:text-properties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text-properties style:font-name="Liberation Serif" fo:font-size="10.5pt" style:font-size-asian="10.5pt" style:font-size-complex="10.5pt"/>
    </style:style>
    <style:style style:name="P8" style:family="paragraph" style:parent-style-name="Text_20_body" style:list-style-name="L3"/>
    <style:style style:name="T1" style:family="text">
      <style:text-properties fo:font-weight="bold"/>
    </style:style>
    <style:style style:name="T2" style:family="text">
      <style:text-properties fo:font-weight="bold" officeooo:rsid="001bfce3" style:font-weight-asian="bold" style:font-weight-complex="bold"/>
    </style:style>
    <style:style style:name="T3" style:family="text">
      <style:text-properties officeooo:rsid="001bfce3"/>
    </style:style>
    <style:style style:name="T4" style:family="text">
      <style:text-properties style:font-name="Liberation Serif" fo:font-size="10.5pt" style:font-size-asian="10.5pt" style:font-size-complex="10.5pt"/>
    </style:style>
    <style:style style:name="T5" style:family="text">
      <style:text-properties style:font-name="Liberation Serif" fo:font-size="10.5pt" officeooo:rsid="001d07f6" style:font-size-asian="10.5pt" style:font-size-complex="10.5pt"/>
    </style:style>
    <style:style style:name="T6" style:family="text">
      <style:text-properties style:font-name="Liberation Serif" fo:font-size="10.5pt" fo:font-weight="bold" style:font-size-asian="10.5pt" style:font-size-complex="10.5pt"/>
    </style:style>
    <style:style style:name="T7" style:family="text">
      <style:text-properties fo:font-size="10.5pt" style:font-size-asian="10.5pt" style:font-size-complex="10.5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enkli Hedef Takibi ve Görüntü Tabanlı Hizalama: <text:span text:style-name="T3">Teknik Rapor</text:span></text:h>
      <text:p text:style-name="P4"><text:span text:style-name="T2">Giriş: </text:span>TurtleBot3 Waffle platformu üzerinde geliştirilen renk takibi projesinde kullanılan görüntü işleme hattını ve sistemin temelini oluşturan ROS 2 Publish/Subscribe (Yayıncı/Abone) mimarisinin teknik avantajları <text:span text:style-name="T3">özetlenmiştir.</text:span></text:p>
      <text:h text:style-name="P3" text:outline-level="3">2. Görüntü İşleme Adımları </text:h>
      <text:p text:style-name="Text_20_body"><text:span text:style-name="T7">Robotun çevresel algısını sağlayan </text:span><text:span text:style-name="Source_20_Text"><text:span text:style-name="T7">vision_node</text:span></text:span><text:span text:style-name="T7">, ham kamera verisini anlamlı kontrol sinyallerine dönüştürmek için sıralı bir algoritma izlemektedir. Bu süreç OpenCV kütüphanesi kullanılarak aşağıdaki adımlarla gerçekleştirilmiştir:</text:span></text:p>
      <text:list xml:id="list969373647" text:style-name="L1">
        <text:list-item>
          <text:p text:style-name="P5">Ön İşleme ve Boyutlandırma (Preprocessing)</text:p>
        </text:list-item>
        <text:list-item>
          <text:p text:style-name="P5">Renk Uzayı Dönüşümü (BGR -&gt; HSV)</text:p>
        </text:list-item>
        <text:list-item>
          <text:p text:style-name="P5">Renk Eşikleme (Thresholding/Masking)</text:p>
        </text:list-item>
        <text:list-item>
          <text:p text:style-name="P5">Morfolojik İşlemler (Noise Reduction)</text:p>
        </text:list-item>
        <text:list-item>
          <text:p text:style-name="P5">Kontur Analizi ve Hedef Seçimi</text:p>
        </text:list-item>
        <text:list-item>
          <text:p text:style-name="P5">Veri Çıkarımı</text:p>
        </text:list-item>
      </text:list>
      <text:h text:style-name="P1" text:outline-level="3">3. Yazılım Mimarisi: Publish/Subscribe Yapısı</text:h>
      <text:p text:style-name="Text_20_body"><text:span text:style-name="T4">Proje mimarisi, monolitik bir yapı yerine ROS 2’nin modüler felsefesine uygun olarak </text:span><text:span text:style-name="T6">Algı (</text:span><text:span text:style-name="Source_20_Text"><text:span text:style-name="T6">vision_node</text:span></text:span><text:span text:style-name="T6">)</text:span><text:span text:style-name="T4"> ve </text:span><text:span text:style-name="T6">Kontrol (</text:span><text:span text:style-name="Source_20_Text"><text:span text:style-name="T6">controller_node</text:span></text:span><text:span text:style-name="T6">)</text:span><text:span text:style-name="T4"> katmanlarının ayrıştırıldığı dağıtık bir yapı üzerine inşa edilmiştir. Bu mimari tercihin sağladığı teknik avantajlar şunlardır:</text:span></text:p>
      <text:list xml:id="list409552302" text:style-name="L2">
        <text:list-item>
          <text:p text:style-name="P7"><text:span text:style-name="T1">Modülerlik (Decoupling):</text:span> Algı ve aksiyon mekanizmaları birbirinden yalıtılmıştır. Bu sayede, kontrol algoritmasında değişikliğe gidilmeden sensör tipi (örn. Termal, Lidar) değiştirilebilir veya tam tersi uygulanabilir.</text:p>
        </text:list-item>
        <text:list-item>
          <text:p text:style-name="P7"><text:span text:style-name="T1">İzolasyon Testi (Isolation Testing):</text:span> Düğümlerin bağımsız çalışabilmesi, görüntü işleme parametrelerinin robot hareketsizken optimize edilmesine veya motor tepkilerinin sanal verilerle (mock data) test edilmesine olanak tanır. Bu durum, hata ayıklama süreçlerini hızlandırır.</text:p>
        </text:list-item>
        <text:list-item>
          <text:p text:style-name="P7"><text:span text:style-name="T1">Hesaplama Verimliliği:</text:span> Yüksek işlemci yükü oluşturan görüntü işleme süreci ile gerçek zamanlı tepki gerektiren motor kontrol döngüsü asenkronize edilerek, sistem gecikmeleri (latency) minimize edilmiştir.</text:p>
        </text:list-item>
        <text:list-item>
          <text:p text:style-name="P6"><text:span text:style-name="T6">Standartizasyon:</text:span><text:span text:style-name="T4"> Standart ROS mesaj tiplerinin (</text:span><text:span text:style-name="Source_20_Text"><text:span text:style-name="T4">geometry_msgs</text:span></text:span><text:span text:style-name="T4">, </text:span><text:span text:style-name="Source_20_Text"><text:span text:style-name="T4">sensor_msgs</text:span></text:span><text:span text:style-name="T4">) kullanımı, sistemin Rviz ve Rqt gibi analiz araçlarıyla tam entegrasyonunu sağlamıştır.</text:span></text:p>
        </text:list-item>
      </text:list>
      <text:h text:style-name="Heading_20_3" text:outline-level="3"><text:span text:style-name="T4">3.1. Veri Protokolü: </text:span><text:span text:style-name="Source_20_Text"><text:span text:style-name="T4">/vision/target_info</text:span></text:span></text:h>
      <text:p text:style-name="Text_20_body"><text:span text:style-name="T4">Görüntü işleme düğümü ile kontrolcü arasındaki veri akışı, standart </text:span><text:span text:style-name="Source_20_Text"><text:span text:style-name="T6">geometry_msgs/Point</text:span></text:span><text:span text:style-name="T4"> mesaj yapısının projeye özgü olarak yeniden işlevlendirilmesiyle sağlanmıştır. </text:span><text:span text:style-name="T5">A</text:span><text:span text:style-name="T4">lan tanımları:</text:span></text:p>
      <text:list xml:id="list1149080944" text:style-name="L3">
        <text:list-item>
          <text:p text:style-name="P8"><text:span text:style-name="Source_20_Text"><text:span text:style-name="T6">x</text:span></text:span><text:span text:style-name="T6"> (float64): Yatay Eksen Sapması.</text:span><text:span text:style-name="T4"> Hedefin görüntü merkezine göre normalize edilmiş konumudur (</text:span><text:span text:style-name="Source_20_Text"><text:span text:style-name="T4">-1.0</text:span></text:span><text:span text:style-name="T4"> ile </text:span><text:span text:style-name="Source_20_Text"><text:span text:style-name="T4">+1.0</text:span></text:span><text:span text:style-name="T4"> arası). Açısal hız kontrolü için hata sinyali olarak kullanılır.</text:span></text:p>
        </text:list-item>
        <text:list-item>
          <text:p text:style-name="P8"><text:span text:style-name="Source_20_Text"><text:span text:style-name="T6">y</text:span></text:span><text:span text:style-name="T6"> (float64): Hedef Boyutu.</text:span><text:span text:style-name="T4"> Tespit edilen nesnenin piksel alanıdır. Gürültü filtreleme ve nesne doğrulama amacıyla kullanılır.</text:span></text:p>
        </text:list-item>
        <text:list-item>
          <text:p text:style-name="P8"><text:span text:style-name="Source_20_Text"><text:span text:style-name="T6">z</text:span></text:span><text:span text:style-name="T6"> (float64): Durum Bayrağı (Flag).</text:span><text:span text:style-name="T4"> Hedefin görünürlük durumunu belirtir (</text:span><text:span text:style-name="Source_20_Text"><text:span text:style-name="T4">1.0</text:span></text:span><text:span text:style-name="T4">: Tespit Edildi, </text:span><text:span text:style-name="Source_20_Text"><text:span text:style-name="T4">0.0</text:span></text:span><text:span text:style-name="T4">: Hedef Kayıp). Kontrolcüdeki durum makinesini tetikler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8T19:37:14.774073757</meta:creation-date>
    <dc:date>2025-12-19T17:14:36.337223189</dc:date>
    <meta:editing-duration>PT13M5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318" meta:character-count="2594" meta:non-whitespace-character-count="2309"/>
  </office:meta>
</office:document-meta>
</file>